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46d" officeooo:paragraph-rsid="0016046d"/>
    </style:style>
    <style:style style:name="P2" style:family="paragraph" style:parent-style-name="Standard">
      <style:paragraph-properties fo:text-align="start" style:justify-single-word="false"/>
      <style:text-properties officeooo:rsid="0016046d" officeooo:paragraph-rsid="0016046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6046d" officeooo:paragraph-rsid="0016046d"/>
    </style:style>
    <style:style style:name="P4" style:family="paragraph" style:parent-style-name="Standard">
      <style:paragraph-properties fo:text-align="start" style:justify-single-word="false"/>
      <style:text-properties officeooo:rsid="001ce357" officeooo:paragraph-rsid="001ce357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046d" officeooo:paragraph-rsid="0016046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e357" officeooo:paragraph-rsid="001ce357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e357" officeooo:paragraph-rsid="001ce357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6046d" officeooo:paragraph-rsid="0016046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text-underline-style="none" officeooo:rsid="0016046d" officeooo:paragraph-rsid="0016046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1629a5" officeooo:paragraph-rsid="001629a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046d" officeooo:paragraph-rsid="0016046d"/>
    </style:style>
    <style:style style:name="P12" style:family="paragraph" style:parent-style-name="Standard" style:list-style-name="L1">
      <style:paragraph-properties fo:text-align="start" style:justify-single-word="false"/>
      <style:text-properties fo:color="#ed1c24" officeooo:rsid="0016046d" officeooo:paragraph-rsid="0016046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1f536c"/>
    </style:style>
    <style:style style:name="T4" style:family="text">
      <style:text-properties style:text-line-through-style="none" style:text-line-through-type="none" officeooo:rsid="001f536c"/>
    </style:style>
    <style:style style:name="T5" style:family="text">
      <style:text-properties style:text-line-through-style="none" style:text-line-through-type="none" officeooo:rsid="00211eda"/>
    </style:style>
    <style:style style:name="T6" style:family="text">
      <style:text-properties style:text-line-through-style="solid" style:text-line-through-type="single" style:text-underline-style="none"/>
    </style:style>
    <style:style style:name="T7" style:family="text">
      <style:text-properties officeooo:rsid="001ce357"/>
    </style:style>
    <style:style style:name="T8" style:family="text">
      <style:text-properties officeooo:rsid="001dbfd0"/>
    </style:style>
    <style:style style:name="T9" style:family="text">
      <style:text-properties officeooo:rsid="001f5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 de <text:span text:style-name="T7">Problemas/Consideraciones</text:span>.</text:p>
      <text:p text:style-name="P1"/>
      <text:p text:style-name="P6">Jonathan Torrico</text:p>
      <text:p text:style-name="P6"/>
      <text:p text:style-name="P7">Aclaracion:</text:p>
      <text:p text:style-name="P1"/>
      <text:p text:style-name="P4"><text:span text:style-name="T8">Acá</text:span> se detalla los problemas con los que me <text:span text:style-name="T8">encontré</text:span> a medida que desarrolle el juego, <text:span text:style-name="T8">también</text:span> se agregaron <text:span text:style-name="T8">ítems</text:span> que pueden ser consideraciones para agregar al proyecto, si un <text:span text:style-name="T8">ítem</text:span> esta tachado, significa que ha sido arreglado/implementado.</text:p>
      <text:p text:style-name="P1"/>
      <text:list xml:id="list2261593449" text:style-name="L1">
        <text:list-item>
          <text:p text:style-name="P8">No se reproduce el sonido de muerte cuando el jugador llega a 0HP</text:p>
        </text:list-item>
      </text:list>
      <text:p text:style-name="P3"/>
      <text:list xml:id="list193502002834748" text:continue-numbering="true" text:style-name="L1">
        <text:list-item>
          <text:p text:style-name="P11"><text:span text:style-name="T6">Hacer que los enemigos no persigan al jugador desde el comienzo del nivel, ya que da la sensación de que saben donde se encuentra a pesar de que no lo ven.</text:span><text:span text:style-name="T2"> (</text:span><text:span text:style-name="T3">Arreglado</text:span><text:span text:style-name="T2"> con Múltiples Áreas de Pathfinding).</text:span></text:p>
        </text:list-item>
      </text:list>
      <text:p text:style-name="P2"/>
      <text:list xml:id="list193503160862094" text:continue-numbering="true" text:style-name="L1">
        <text:list-item>
          <text:p text:style-name="P8">Implementar Raycast (no se si es posible en 2d) para detectar al jugador a través de rango de <text:span text:style-name="T9">vision</text:span>.<text:span text:style-name="T1">(</text:span><text:span text:style-name="T4">Cambiado</text:span><text:span text:style-name="T1"> usando al jugador como destino de Pathfinding).</text:span></text:p>
        </text:list-item>
      </text:list>
      <text:p text:style-name="P2"/>
      <text:list xml:id="list193502117776083" text:continue-numbering="true" text:style-name="L1">
        <text:list-item>
          <text:p text:style-name="P8">Arreglar animaciones.</text:p>
        </text:list-item>
      </text:list>
      <text:p text:style-name="P2"/>
      <text:list xml:id="list193503645970879" text:continue-numbering="true" text:style-name="L1">
        <text:list-item>
          <text:p text:style-name="P8">Cambiar el modo en que los sonidos se reproducen, ahora se escucha un pequeño pitido al finalizar cada sonido, se corta completamente cuando el jugador dispara un arma y cambia a otra.</text:p>
        </text:list-item>
      </text:list>
      <text:p text:style-name="P2"/>
      <text:list xml:id="list193502446305915" text:continue-numbering="true" text:style-name="L1">
        <text:list-item>
          <text:p text:style-name="P9">Sincronizar el tiempo necesario que el jugador tiene que esperar cuando recarga un arma, a pesar de que lo cambio, ya sea en el inspector o directamente en el script, los valores no se actualizan en cada ejecución.<text:span text:style-name="T1"> </text:span><text:span text:style-name="T4">(Arreglado estableciendo los valores directamente en el script).</text:span></text:p>
        </text:list-item>
      </text:list>
      <text:p text:style-name="P2"/>
      <text:list xml:id="list193502036597746" text:continue-numbering="true" text:style-name="L1">
        <text:list-item>
          <text:p text:style-name="P8">Construir por lo menos dos niveles mas.</text:p>
        </text:list-item>
      </text:list>
      <text:p text:style-name="P3"/>
      <text:list xml:id="list193503104894365" text:continue-numbering="true" text:style-name="L1">
        <text:list-item>
          <text:p text:style-name="P10">Arreglar abuso de limites del Grafico de Pathfinding.<text:span text:style-name="T1"> </text:span><text:span text:style-name="T4">(Arreglado usando triggers que activan una pared que bloque</text:span><text:span text:style-name="T5">a</text:span><text:span text:style-name="T4"> el paso a medida que se avanza por el nivel).</text:span></text:p>
        </text:list-item>
      </text:list>
      <text:p text:style-name="P2"/>
      <text:list xml:id="list193502391813579" text:continue-numbering="true" text:style-name="L1">
        <text:list-item>
          <text:p text:style-name="P12">Configurar opciones del constructor para ver si existe soporte para OpenGL 1.5. (Imposible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26:18.637000000</meta:creation-date>
    <dc:date>2018-07-30T19:35:01.458000000</dc:date>
    <meta:editing-duration>PT22M11S</meta:editing-duration>
    <meta:editing-cycles>9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3" meta:word-count="256" meta:character-count="1512" meta:non-whitespace-character-count="1278"/>
  </office:meta>
</office:document-meta>
</file>